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2.929cm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16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04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7.6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8.001cm" svg:height="5.842cm" svg:x="1cm" svg:y="0.968cm">
          <text:p text:style-name="P2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6.096cm" svg:x="10.779cm" svg:y="10.525cm">
          <text:p text:style-name="P3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588cm" svg:height="5.874cm" svg:x="1cm" svg:y="10.747cm">
          <text:p text:style-name="P3"><text:span text:style-name="T1">Docker container:</text:span></text:p>
          <text:p text:style-name="P3"><text:span text:style-name="T1">senzing/docker-web-app-demo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3.667cm" svg:y="1.6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2.524cm" svg:y="2.636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2.952cm" svg:x="1.391cm" svg:y="3.604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762cm" svg:x="1.632cm" svg:y="4.705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033cm" svg:y1="5.794cm" svg:x2="4.048cm" svg:y2="8.334cm">
          <text:p/>
        </draw:line>
        <draw:custom-shape draw:style-name="gr9" draw:text-style-name="P5" draw:layer="layout" svg:width="3.81cm" svg:height="0.762cm" svg:x="11.287cm" svg:y="12.414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0.762cm" svg:x="11.287cm" svg:y="13.43cm">
          <text:p text:style-name="P4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11.287cm" svg:y="11.414cm">
          <text:p text:style-name="P4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429cm" svg:height="0.762cm" svg:x="1.254cm" svg:y="11.651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762cm" svg:x="1.381cm" svg:y="13.922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08cm" svg:height="2.667cm" svg:x="10.779cm" svg:y="0.984cm">
          <text:p text:style-name="P7"><text:span text:style-name="T4">Docker container:</text:span></text:p>
          <text:p text:style-name="P7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1.16cm" svg:y="1.927cm">
          <text:p text:style-name="P9"><text:span text:style-name="T5">redo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816cm" svg:x="1.889cm" svg:y="7.6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1.905cm" svg:height="2.07cm" svg:x="3.032cm" svg:y="8.296cm">
          <text:p text:style-name="P4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3" draw:layer="layout" svg:width="5.08cm" svg:height="3.175cm" svg:x="10.779cm" svg:y="3.889cm">
          <text:p text:style-name="P2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4.445cm" svg:height="0.762cm" svg:x="11.16cm" svg:y="2.689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445cm" svg:height="0.762cm" svg:x="11.075cm" svg:y="6.077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445cm" svg:height="0.762cm" svg:x="1.646cm" svg:y="5.41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563cm" svg:height="0.445cm" draw:transform="skewX (0.504923752601864) rotate (0.422369678982548) translate (11.186cm 5.597cm)">
          <text:p text:style-name="P9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563cm" svg:height="0.445cm" draw:transform="skewX (0.504923752601864) rotate (0.422369678982548) translate (12.285cm 5.597cm)">
          <text:p text:style-name="P9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563cm" svg:height="0.445cm" draw:transform="skewX (0.504923752601864) rotate (0.422369678982548) translate (13.384cm 5.597cm)">
          <text:p text:style-name="P9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1.33cm" svg:y1="14.811cm" svg:x2="15.14cm" svg:y2="14.811cm">
          <text:p text:style-name="P6"><text:span text:style-name="T1">Data flow</text:span></text:p>
        </draw:line>
        <draw:line draw:style-name="gr24" draw:text-style-name="P14" draw:layer="layout" svg:x1="11.33cm" svg:y1="15.827cm" svg:x2="15.14cm" svg:y2="15.827cm">
          <text:p text:style-name="P13"><text:span text:style-name="T4">Data access</text:span></text:p>
        </draw:line>
        <draw:custom-shape draw:style-name="gr25" draw:text-style-name="P10" draw:layer="layout" svg:width="3.546cm" svg:height="0.762cm" svg:x="2.143cm" svg:y="12.423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1.762cm" svg:y1="13.922cm" svg:x2="1.718cm" svg:y2="12.398cm">
          <text:p/>
        </draw:line>
        <draw:custom-shape draw:style-name="gr27" draw:text-style-name="P5" draw:layer="layout" svg:width="4.445cm" svg:height="0.762cm" svg:x="7.604cm" svg:y="8.207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747cm" svg:y1="8.207cm" svg:x2="5.953cm" svg:y2="5.032cm">
          <text:p/>
        </draw:line>
        <draw:line draw:style-name="gr8" draw:text-style-name="P6" draw:layer="layout" svg:x1="11.287cm" svg:y1="3.381cm" svg:x2="6.08cm" svg:y2="7.953cm">
          <text:p/>
        </draw:line>
        <draw:line draw:style-name="gr8" draw:text-style-name="P6" draw:layer="layout" svg:x1="11.033cm" svg:y1="6.429cm" svg:x2="6.081cm" svg:y2="7.953cm">
          <text:p/>
        </draw:line>
        <draw:line draw:style-name="gr8" draw:text-style-name="P6" draw:layer="layout" svg:x1="4.683cm" svg:y1="11.636cm" svg:x2="7.604cm" svg:y2="8.969cm">
          <text:p/>
        </draw:line>
        <draw:line draw:style-name="gr8" draw:text-style-name="P6" draw:layer="layout" svg:x1="5.191cm" svg:y1="12.398cm" svg:x2="5.191cm" svg:y2="9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11-15T13:01:38</dc:date>
    <meta:editing-duration>PT2H44M59S</meta:editing-duration>
    <meta:editing-cycles>46</meta:editing-cycles>
    <meta:generator>OpenOffice/4.1.12$Unix OpenOffice.org_project/4112m1$Build-9809</meta:generator>
    <dc:creator>noR nnyL</dc:creator>
    <meta:document-statistic meta:object-count="35"/>
  </office:meta>
</office:document-meta>
</file>